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k" svg:font-family="Ariak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 style:parent-style-name="UrbanBody">
      <style:paragraph-properties fo:text-align="end" style:justify-single-word="false" fo:break-before="page"/>
    </style:style>
    <style:style style:name="P5" style:family="paragraph" style:parent-style-name="UrbanTitle">
      <style:paragraph-properties fo:text-align="start" style:justify-single-word="false"/>
      <style:text-properties style:font-name="Arial2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UrbanTitle">
      <style:paragraph-properties fo:text-align="start" style:justify-single-word="false"/>
      <style:text-properties style:font-name="Arial2" style:text-underline-style="none" fo:font-weight="normal" style:font-weight-asian="normal" style:font-weight-complex="normal"/>
    </style:style>
    <style:style style:name="P7" style:family="paragraph" style:parent-style-name="UrbanBody">
      <style:text-properties style:font-name="Arial2" fo:font-size="11pt" style:font-size-asian="11pt" style:font-size-complex="11pt"/>
    </style:style>
    <style:style style:name="P8" style:family="paragraph" style:parent-style-name="UrbanBody">
      <style:text-properties style:font-name="Arial2" fo:font-size="11pt" fo:font-style="normal" style:font-size-asian="11pt" style:font-style-asian="normal" style:font-size-complex="11pt" style:font-style-complex="normal"/>
    </style:style>
    <style:style style:name="P9" style:family="paragraph" style:parent-style-name="UrbanBody">
      <style:paragraph-properties fo:text-align="start" style:justify-single-word="false"/>
      <style:text-properties style:font-name="Arial2" fo:font-size="11pt" fo:letter-spacing="-0.005cm" style:text-underline-style="none" fo:font-weight="normal" style:font-size-asian="11pt" style:font-weight-asian="normal" style:font-weight-complex="normal"/>
    </style:style>
    <style:style style:name="P10" style:family="paragraph" style:parent-style-name="UrbanBody">
      <style:paragraph-properties fo:text-align="start" style:justify-single-word="false"/>
      <style:text-properties style:font-name="Arial2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UrbanBody">
      <style:paragraph-properties fo:text-align="start" style:justify-single-word="false"/>
      <style:text-properties style:font-name="Arial2" style:text-underline-style="none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complex="Arial2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5350a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307cm" draw:z-index="0"><draw:text-box><text:p text:style-name="Standard">S.P.W. - D.G.O.4</text:p><text:p text:style-name="Standard">À l'attention du fonctionnaire délégué</text:p><text:p text:style-name="Standard"/><text:p text:style-name="Standard">Rue Montagne Sainte Walburge 2</text:p><text:p text:style-name="Standard"/><text:p text:style-name="Standard">4000 Liège</text:p><text:h text:style-name="Heading_20_2" text:outline-level="2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: transmis de la décision du collège</text:p>
      <text:p text:style-name="UrbanTitle"><text:span text:style-name="T5">des conditions complémentaires</text:span></text:p>
      <text:p text:style-name="P5"/>
      <text:p text:style-name="P7"><text:span text:style-name="T5"><office:annotation><dc:creator>Gauthier Bastien</dc:creator><dc:date>2011-01-13T14:56:41</dc:date><text:p text:style-name="P12"><text:span text:style-name="T13">do text</text:span></text:p><text:p text:style-name="P12"><text:span text:style-name="T13">from document(at=reference, format='odt')</text:span></text:p></office:annotation></text:span><text:span text:style-name="T5">Import depuis reference.odt</text:span></text:p>
      <text:p text:style-name="P7"/>
      <text:p text:style-name="P7">Monsieur le Fonctionnaire délégué,</text:p>
      <text:p text:style-name="P7"/>
      <text:p text:style-name="P7">Conformément aux dispositions reprises à l’article 14§5 du <text:span text:style-name="T6">décret du 11 mars 1999 relatif au permis d’environnement </text:span>et à l’article 69 de l’arrêté du Gouvernement wallon du 4 juillet 2002 relatif à la procédure et à diverses mesures d’exécution du <text:span text:style-name="T6">décret du 11 mars 1999, veuillez</text:span> <text:span text:style-name="T10">trouver</text:span>, ci-joint, copie de la décision du Collège du <text:span text:style-name="T7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7"/>
      <text:p text:style-name="P7">Une copie a également été envoyée au demandeur et au Fonctionnaire technique.</text:p>
      <text:p text:style-name="P7"/>
      <text:p text:style-name="P7">En vous souhaitant une bonne réception du document, veuillez agréer, Monsieur le Fonctionnaire délégué, l'assurance de notre parfaite considération.</text:p>
      <text:p text:style-name="P7"/>
      <text:p text:style-name="P7"/>
      <text:p text:style-name="P7"><text:span text:style-name="T1"><office:annotation><dc:creator>sde </dc:creator><dc:date>2011-07-27T10:02:32</dc:date><text:p text:style-name="P12"><text:span text:style-name="T11">do text</text:span></text:p><text:p text:style-name="P12"><text:span text:style-name="T12">from document(at=signatures, format='odt')</text:span></text:p></office:annotation></text:span><text:span text:style-name="T1">Import depuis signatures.odt</text:span></text:p>
      <text:p text:style-name="P8"/>
      <text:p text:style-name="P4"><draw:frame draw:style-name="fr1" draw:name="Cadre4" text:anchor-type="paragraph" svg:x="0cm" svg:y="0cm" svg:width="7.128cm" draw:z-index="3"><draw:text-box fo:min-height="5.226cm"><text:p text:style-name="P2"><office:annotation><dc:creator>Gauthier Bastien</dc:creator><dc:date>2011-01-13T14:56:41</dc:date><text:p text:style-name="P12"><text:span text:style-name="T13">do text</text:span></text:p><text:p text:style-name="P12"><text:span text:style-name="T13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2" text:anchor-type="paragraph" svg:x="7.796cm" svg:y="0.051cm" svg:width="8.511cm" svg:height="3.256cm" draw:z-index="2"><draw:text-box><text:p text:style-name="Standard">S.P.W. - D.G.O.3</text:p><text:p text:style-name="Standard">À l'attention du fonctionnaire technique </text:p><text:p text:style-name="Standard"/><text:p text:style-name="Standard">Rue Montagne Sainte Walburge 2</text:p><text:p text:style-name="Standard"/><text:p text:style-name="Standard">4000 Lièg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: transmis de la décision du collège</text:p>
      <text:p text:style-name="UrbanTitle"><text:span text:style-name="T5">des conditions complémentaires</text:span></text:p>
      <text:p text:style-name="P6"/>
      <text:p text:style-name="P10"><office:annotation><dc:creator>Gauthier Bastien</dc:creator><dc:date>2011-01-13T14:56:41</dc:date><text:p text:style-name="P12"><text:span text:style-name="T13">do text</text:span></text:p><text:p text:style-name="P12"><text:span text:style-name="T13">from document(at=reference, format='odt')</text:span></text:p></office:annotation>Import depuis reference.odt</text:p>
      <text:p text:style-name="P9"/>
      <text:p text:style-name="P11">Monsieur le Fonctionnaire technique,</text:p>
      <text:p text:style-name="P11"/>
      <text:p text:style-name="P11">Conformément aux dispositions reprises à l’article 14 § 5 du <text:span text:style-name="T6">décret du 11 mars 1999 relatif au permis d’environnement <text:s/></text:span>et à l’article 69 de l’arrêté du Gouvernement wallon du 4 juillet 2002 relatif à la procédure et à diverses mesures d’exécution du <text:span text:style-name="T6">décret du 11 mars 1999 relatif au permis d’environnement, veuillez</text:span> trouverez, ci-joint copie de la décision du Collège du <text:span text:style-name="T7"><text:text-input text:description="Evénement-Date de la décision">licence_view.format_date(self.getLastLicenceDelivery().getDecisionDate())</text:text-input></text:span><text:s/>concernant la prescription de conditions complémentaires à la déclaration sus-nommée.</text:p>
      <text:p text:style-name="P11"/>
      <text:p text:style-name="P11">Une copie a également été envoyée au demandeur et au Fonctionnaire délégué.</text:p>
      <text:p text:style-name="P11"/>
      <text:p text:style-name="P11">En vous souhaitant une bonne réception du document, veuillez agréer, Monsieur le Fonctionnaire technique, l'assurance de notre parfaite considération.</text:p>
      <text:p text:style-name="P11"/>
      <text:p text:style-name="P11"/>
      <text:p text:style-name="P11"><text:span text:style-name="T1"><office:annotation><dc:creator>sde </dc:creator><dc:date>2011-07-27T10:02:32</dc:date><text:p text:style-name="P12"><text:span text:style-name="T11">do text</text:span></text:p><text:p text:style-name="P12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k" svg:font-family="Ariak"/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11-09T16:33:25.896776671</dc:date>
    <meta:editing-duration>PT12H54M13S</meta:editing-duration>
    <meta:editing-cycles>68</meta:editing-cycles>
    <meta:generator>LibreOffice/6.0.6.2$Linux_X86_64 LibreOffice_project/00m0$Build-2</meta:generator>
    <dc:creator>bleybaert</dc:creator>
    <meta:document-statistic meta:table-count="0" meta:image-count="0" meta:object-count="0" meta:page-count="2" meta:paragraph-count="29" meta:word-count="291" meta:character-count="2223" meta:non-whitespace-character-count="1967"/>
  </office:meta>
</office:document-meta>
</file>